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91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8335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2035in"/>
    </style:style>
    <style:style style:name="co8" style:family="table-column">
      <style:table-column-properties fo:break-before="auto" style:column-width="2.4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2"/>
    <style:style style:name="ce5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5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96in" svg:height="3.5449in" svg:x="5.3791in" svg:y="0.7008in">
            <draw:object draw:notify-on-update-of-ranges="Sheet1.B24:Sheet1.B24 Sheet1.B25:Sheet1.B29 Sheet1.L4:Sheet1.L4 Sheet1.E3:Sheet1.E8 Sheet1.L5:Sheet1.L5 Sheet1.E10:Sheet1.E15 Sheet1.L6:Sheet1.L6 Sheet1.E17:Sheet1.E22 Sheet1.L7:Sheet1.L7 Sheet1.E24:Sheet1.E29 Sheet1.L8:Sheet1.L8 Sheet1.E32:Sheet1.E36 Sheet1.L9:Sheet1.L9 Sheet1.E38:Sheet1.E43 Sheet1.L10:Sheet1.L10 Sheet1.E48:Sheet1.E5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areas/primes</text:p>
          </table:table-cell>
          <table:table-cell/>
          <table:table-cell table:style-name="ce2" office:value-type="string" calcext:value-type="string">
            <text:p>PRIMES</text:p>
          </table:table-cell>
          <table:table-cell table:style-name="ce3" office:value-type="string" calcext:value-type="string">
            <text:p>PRIMES_NO_COMM</text:p>
          </table:table-cell>
          <table:table-cell table:style-name="ce3" office:value-type="string" calcext:value-type="string">
            <text:p>PI_estimate</text:p>
          </table:table-cell>
          <table:table-cell table:style-name="Default" office:value-type="string" calcext:value-type="string">
            <text:p>us = microse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Procs</text:p>
          </table:table-cell>
          <table:table-cell office:value-type="string" calcext:value-type="string">
            <text:p>TIME(us) </text:p>
          </table:table-cell>
          <table:table-cell office:value-type="string" calcext:value-type="string">
            <text:p>TIME (us)</text:p>
          </table:table-cell>
          <table:table-cell table:style-name="Default" office:value-type="string" calcext:value-type="string">
            <text:p>TIME(us)</text:p>
          </table:table-cell>
          <table:table-cell office:value-type="string" calcext:value-type="string">
            <text:p>estimate</text:p>
          </table:table-cell>
          <table:table-cell table:number-columns-repeated="2"/>
          <table:table-cell office:value-type="string" calcext:value-type="string">
            <text:p>%ERROR pi VS pi_approx</text:p>
          </table:table-cell>
          <table:table-cell table:number-columns-repeated="3"/>
        </table:table-row>
        <table:table-row table:style-name="ro1">
          <table:table-cell table:style-name="ce1" office:value-type="float" office:value="10000" calcext:value-type="float">
            <text:p>10.0E+0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19" calcext:value-type="float">
            <text:p>19</text:p>
          </table:table-cell>
          <table:table-cell office:value-type="float" office:value="3.14159273692312" calcext:value-type="float">
            <text:p>3.14159273692312</text:p>
          </table:table-cell>
          <table:table-cell table:number-columns-repeated="2"/>
          <table:table-cell table:formula="of:=(ABS([.F3]-[.I53])/[.I53])*100" office:value-type="float" office:value="0.0000026525823781678" calcext:value-type="float">
            <text:p>0.00000265258238</text:p>
          </table:table-cell>
          <table:table-cell table:number-columns-repeated="3"/>
        </table:table-row>
        <table:table-row table:style-name="ro1">
          <table:table-cell table:style-name="ce1" office:value-type="float" office:value="10000" calcext:value-type="float">
            <text:p>10.0E+03</text:p>
          </table:table-cell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  <table:table-cell/>
          <table:table-cell table:style-name="Default" office:value-type="float" office:value="22" calcext:value-type="float">
            <text:p>22</text:p>
          </table:table-cell>
          <table:table-cell office:value-type="float" office:value="3.14159273692313" calcext:value-type="float">
            <text:p>3.14159273692313</text:p>
          </table:table-cell>
          <table:table-cell table:number-columns-repeated="2"/>
          <table:table-cell table:formula="of:=(ABS([.F4]-[.I53])/[.I53])*100" office:value-type="float" office:value="0.00000265258250538999" calcext:value-type="float">
            <text:p>0.00000265258251</text:p>
          </table:table-cell>
          <table:table-cell table:number-columns-repeated="2"/>
          <table:table-cell office:value-type="float" office:value="10000" calcext:value-type="float">
            <text:p>10.0E+03</text:p>
          </table:table-cell>
        </table:table-row>
        <table:table-row table:style-name="ro1">
          <table:table-cell table:style-name="ce1" office:value-type="float" office:value="10000" calcext:value-type="float">
            <text:p>10.0E+03</text:p>
          </table:table-cell>
          <table:table-cell office:value-type="float" office:value="4" calcext:value-type="float">
            <text:p>4</text:p>
          </table:table-cell>
          <table:table-cell office:value-type="float" office:value="1943" calcext:value-type="float">
            <text:p>1943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office:value-type="float" office:value="3.14159273692313" calcext:value-type="float">
            <text:p>3.14159273692313</text:p>
          </table:table-cell>
          <table:table-cell table:number-columns-repeated="2"/>
          <table:table-cell table:formula="of:=(ABS([.F5]-[.I53])/[.I53])*100" office:value-type="float" office:value="0.00000265258253366158" calcext:value-type="float">
            <text:p>0.00000265258253</text:p>
          </table:table-cell>
          <table:table-cell table:number-columns-repeated="2"/>
          <table:table-cell office:value-type="float" office:value="100000" calcext:value-type="float">
            <text:p>10.0E+04</text:p>
          </table:table-cell>
        </table:table-row>
        <table:table-row table:style-name="ro1">
          <table:table-cell table:style-name="ce1" office:value-type="float" office:value="10000" calcext:value-type="float">
            <text:p>10.0E+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-</text:p>
          </table:table-cell>
          <table:table-cell/>
          <table:table-cell table:style-name="Default" office:value-type="float" office:value="11744" calcext:value-type="float">
            <text:p>11744</text:p>
          </table:table-cell>
          <table:table-cell office:value-type="float" office:value="3.14159273692313" calcext:value-type="float">
            <text:p>3.14159273692313</text:p>
          </table:table-cell>
          <table:table-cell table:number-columns-repeated="2"/>
          <table:table-cell table:formula="of:=(ABS([.F6]-[.I53])/[.I53])*100" office:value-type="float" office:value="0.00000265258250538999" calcext:value-type="float">
            <text:p>0.00000265258251</text:p>
          </table:table-cell>
          <table:table-cell table:number-columns-repeated="2"/>
          <table:table-cell office:value-type="float" office:value="1000000" calcext:value-type="float">
            <text:p>10.0E+05</text:p>
          </table:table-cell>
        </table:table-row>
        <table:table-row table:style-name="ro1">
          <table:table-cell table:style-name="ce1" office:value-type="float" office:value="10000" calcext:value-type="float">
            <text:p>10.0E+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--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office:value-type="float" office:value="3.12552856692638" calcext:value-type="float">
            <text:p>3.12552856692638</text:p>
          </table:table-cell>
          <table:table-cell table:number-columns-repeated="2"/>
          <table:table-cell table:formula="of:=(ABS([.F7]-[.I53])/[.I53])*100" office:value-type="float" office:value="0.51133575974757" calcext:value-type="float">
            <text:p>0.51133575974757</text:p>
          </table:table-cell>
          <table:table-cell table:number-columns-repeated="2"/>
          <table:table-cell office:value-type="float" office:value="10000000" calcext:value-type="float">
            <text:p>10.0E+06</text:p>
          </table:table-cell>
        </table:table-row>
        <table:table-row table:style-name="ro1">
          <table:table-cell table:style-name="ce1" office:value-type="float" office:value="10000" calcext:value-type="float">
            <text:p>10.0E+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--</text:p>
          </table:table-cell>
          <table:table-cell/>
          <table:table-cell table:style-name="Default" office:value-type="float" office:value="43" calcext:value-type="float">
            <text:p>43</text:p>
          </table:table-cell>
          <table:table-cell office:value-type="float" office:value="3.12552856692638" calcext:value-type="float">
            <text:p>3.12552856692638</text:p>
          </table:table-cell>
          <table:table-cell table:number-columns-repeated="2"/>
          <table:table-cell table:formula="of:=(ABS([.F8]-[.I53])/[.I53])*100" office:value-type="float" office:value="0.511335759747598" calcext:value-type="float">
            <text:p>0.51133575974760</text:p>
          </table:table-cell>
          <table:table-cell table:number-columns-repeated="2"/>
          <table:table-cell office:value-type="float" office:value="100000000" calcext:value-type="float">
            <text:p>10.0E+07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office:value-type="float" office:value="1000000000" calcext:value-type="float">
            <text:p>10.0E+08</text:p>
          </table:table-cell>
        </table:table-row>
        <table:table-row table:style-name="ro1">
          <table:table-cell table:style-name="ce1" office:value-type="float" office:value="100000" calcext:value-type="float">
            <text:p>10.0E+0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/>
          <table:table-cell table:style-name="Default" office:value-type="float" office:value="187" calcext:value-type="float">
            <text:p>187</text:p>
          </table:table-cell>
          <table:table-cell office:value-type="float" office:value="3.14159265442313" calcext:value-type="float">
            <text:p>3.14159265442313</text:p>
          </table:table-cell>
          <table:table-cell table:number-columns-repeated="2"/>
          <table:table-cell table:formula="of:=(ABS([.F10]-[.I53])/[.I53])*100" office:value-type="float" office:value="0.0000000265261653025718" calcext:value-type="float">
            <text:p>0.00000002652617</text:p>
          </table:table-cell>
          <table:table-cell table:number-columns-repeated="2"/>
          <table:table-cell office:value-type="float" office:value="10000000000" calcext:value-type="float">
            <text:p>10.0E+09</text:p>
          </table:table-cell>
        </table:table-row>
        <table:table-row table:style-name="ro1">
          <table:table-cell table:style-name="ce1" office:value-type="float" office:value="100000" calcext:value-type="float">
            <text:p>10.0E+04</text:p>
          </table:table-cell>
          <table:table-cell office:value-type="float" office:value="2" calcext:value-type="float">
            <text:p>2</text:p>
          </table:table-cell>
          <table:table-cell office:value-type="float" office:value="343" calcext:value-type="float">
            <text:p>343</text:p>
          </table:table-cell>
          <table:table-cell/>
          <table:table-cell table:style-name="Default" office:value-type="float" office:value="140" calcext:value-type="float">
            <text:p>140</text:p>
          </table:table-cell>
          <table:table-cell office:value-type="float" office:value="3.14159265442313" calcext:value-type="float">
            <text:p>3.14159265442313</text:p>
          </table:table-cell>
          <table:table-cell table:number-columns-repeated="2"/>
          <table:table-cell table:formula="of:=(ABS([.F11]-[.I53])/[.I53])*100" office:value-type="float" office:value="0.0000000265260098087874" calcext:value-type="float">
            <text:p>0.00000002652601</text:p>
          </table:table-cell>
          <table:table-cell table:number-columns-repeated="3"/>
        </table:table-row>
        <table:table-row table:style-name="ro1">
          <table:table-cell table:style-name="ce1" office:value-type="float" office:value="100000" calcext:value-type="float">
            <text:p>10.0E+04</text:p>
          </table:table-cell>
          <table:table-cell office:value-type="float" office:value="4" calcext:value-type="float">
            <text:p>4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Default" office:value-type="float" office:value="83" calcext:value-type="float">
            <text:p>83</text:p>
          </table:table-cell>
          <table:table-cell office:value-type="float" office:value="3.14159265442312" calcext:value-type="float">
            <text:p>3.14159265442312</text:p>
          </table:table-cell>
          <table:table-cell table:number-columns-repeated="2"/>
          <table:table-cell table:formula="of:=(ABS([.F12]-[.I53])/[.I53])*100" office:value-type="float" office:value="0.0000000265258401792043" calcext:value-type="float">
            <text:p>0.00000002652584</text:p>
          </table:table-cell>
          <table:table-cell table:number-columns-repeated="3"/>
        </table:table-row>
        <table:table-row table:style-name="ro1">
          <table:table-cell table:style-name="ce1" office:value-type="float" office:value="100000" calcext:value-type="float">
            <text:p>10.0E+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--</text:p>
          </table:table-cell>
          <table:table-cell/>
          <table:table-cell table:style-name="Default" office:value-type="float" office:value="14720" calcext:value-type="float">
            <text:p>14720</text:p>
          </table:table-cell>
          <table:table-cell office:value-type="float" office:value="3.14159265442313" calcext:value-type="float">
            <text:p>3.14159265442313</text:p>
          </table:table-cell>
          <table:table-cell table:number-columns-repeated="2"/>
          <table:table-cell table:formula="of:=(ABS([.F13]-[.I53])/[.I53])*100" office:value-type="float" office:value="0.0000000265259108581973" calcext:value-type="float">
            <text:p>0.00000002652591</text:p>
          </table:table-cell>
          <table:table-cell table:number-columns-repeated="3"/>
        </table:table-row>
        <table:table-row table:style-name="ro1">
          <table:table-cell table:style-name="ce1" office:value-type="float" office:value="100000" calcext:value-type="float">
            <text:p>10.0E+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--</text:p>
          </table:table-cell>
          <table:table-cell/>
          <table:table-cell table:style-name="Default" office:value-type="float" office:value="32" calcext:value-type="float">
            <text:p>32</text:p>
          </table:table-cell>
          <table:table-cell office:value-type="float" office:value="3.14159265442313" calcext:value-type="float">
            <text:p>3.14159265442313</text:p>
          </table:table-cell>
          <table:table-cell table:number-columns-repeated="2"/>
          <table:table-cell table:formula="of:=(ABS([.F14]-[.I53])/[.I53])*100" office:value-type="float" office:value="0.0000000265259391297944" calcext:value-type="float">
            <text:p>0.00000002652594</text:p>
          </table:table-cell>
          <table:table-cell table:number-columns-repeated="3"/>
        </table:table-row>
        <table:table-row table:style-name="ro1">
          <table:table-cell table:style-name="ce1" office:value-type="float" office:value="100000" calcext:value-type="float">
            <text:p>10.0E+04</text:p>
          </table:table-cell>
          <table:table-cell office:value-type="float" office:value="32" calcext:value-type="float">
            <text:p>32</text:p>
          </table:table-cell>
          <table:table-cell office:value-type="float" office:value="117000" calcext:value-type="float">
            <text:p>117000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office:value-type="float" office:value="3.13839009305913" calcext:value-type="float">
            <text:p>3.13839009305913</text:p>
          </table:table-cell>
          <table:table-cell table:number-columns-repeated="2"/>
          <table:table-cell table:formula="of:=(ABS([.F15]-[.I53])/[.I53])*100" office:value-type="float" office:value="0.101940667801138" calcext:value-type="float">
            <text:p>0.1019406678011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1" office:value-type="float" office:value="1000000" calcext:value-type="float">
            <text:p>10.0E+05</text:p>
          </table:table-cell>
          <table:table-cell office:value-type="float" office:value="1" calcext:value-type="float">
            <text:p>1</text:p>
          </table:table-cell>
          <table:table-cell office:value-type="float" office:value="1392" calcext:value-type="float">
            <text:p>1392</text:p>
          </table:table-cell>
          <table:table-cell/>
          <table:table-cell table:style-name="Default" office:value-type="float" office:value="1878" calcext:value-type="float">
            <text:p>1878</text:p>
          </table:table-cell>
          <table:table-cell office:value-type="float" office:value="3.14159265359816" calcext:value-type="float">
            <text:p>3.14159265359816</text:p>
          </table:table-cell>
          <table:table-cell table:number-columns-repeated="2"/>
          <table:table-cell table:formula="of:=(ABS([.F17]-[.I53])/[.I53])*100" office:value-type="float" office:value="0.00000000026648807491089" calcext:value-type="float">
            <text:p>0.00000000026649</text:p>
          </table:table-cell>
          <table:table-cell table:number-columns-repeated="3"/>
        </table:table-row>
        <table:table-row table:style-name="ro1">
          <table:table-cell table:style-name="ce1" office:value-type="float" office:value="1000000" calcext:value-type="float">
            <text:p>10.0E+05</text:p>
          </table:table-cell>
          <table:table-cell office:value-type="float" office:value="2" calcext:value-type="float">
            <text:p>2</text:p>
          </table:table-cell>
          <table:table-cell office:value-type="float" office:value="1292" calcext:value-type="float">
            <text:p>1292</text:p>
          </table:table-cell>
          <table:table-cell/>
          <table:table-cell table:style-name="Default" office:value-type="float" office:value="1347" calcext:value-type="float">
            <text:p>1347</text:p>
          </table:table-cell>
          <table:table-cell office:value-type="float" office:value="3.14159265359815" calcext:value-type="float">
            <text:p>3.14159265359815</text:p>
          </table:table-cell>
          <table:table-cell table:number-columns-repeated="2"/>
          <table:table-cell table:formula="of:=(ABS([.F18]-[.I53])/[.I53])*100" office:value-type="float" office:value="0.000000000265979186161856" calcext:value-type="float">
            <text:p>0.00000000026598</text:p>
          </table:table-cell>
          <table:table-cell table:number-columns-repeated="3"/>
        </table:table-row>
        <table:table-row table:style-name="ro1">
          <table:table-cell table:style-name="ce1" office:value-type="float" office:value="1000000" calcext:value-type="float">
            <text:p>10.0E+05</text:p>
          </table:table-cell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/>
          <table:table-cell table:style-name="Default" office:value-type="float" office:value="683" calcext:value-type="float">
            <text:p>683</text:p>
          </table:table-cell>
          <table:table-cell office:value-type="float" office:value="3.14159265359813" calcext:value-type="float">
            <text:p>3.14159265359813</text:p>
          </table:table-cell>
          <table:table-cell table:number-columns-repeated="2"/>
          <table:table-cell table:formula="of:=(ABS([.F19]-[.I53])/[.I53])*100" office:value-type="float" office:value="0.000000000265371346822732" calcext:value-type="float">
            <text:p>0.00000000026537</text:p>
          </table:table-cell>
          <table:table-cell table:number-columns-repeated="3"/>
        </table:table-row>
        <table:table-row table:style-name="ro1">
          <table:table-cell table:style-name="ce1" office:value-type="float" office:value="1000000" calcext:value-type="float">
            <text:p>10.0E+05</text:p>
          </table:table-cell>
          <table:table-cell office:value-type="float" office:value="8" calcext:value-type="float">
            <text:p>8</text:p>
          </table:table-cell>
          <table:table-cell office:value-type="float" office:value="24748" calcext:value-type="float">
            <text:p>24748</text:p>
          </table:table-cell>
          <table:table-cell/>
          <table:table-cell table:style-name="Default" office:value-type="float" office:value="4472" calcext:value-type="float">
            <text:p>4472</text:p>
          </table:table-cell>
          <table:table-cell office:value-type="float" office:value="3.14159265359813" calcext:value-type="float">
            <text:p>3.14159265359813</text:p>
          </table:table-cell>
          <table:table-cell table:number-columns-repeated="2"/>
          <table:table-cell table:formula="of:=(ABS([.F20]-[.I53])/[.I53])*100" office:value-type="float" office:value="0.000000000265314803628395" calcext:value-type="float">
            <text:p>0.00000000026531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1000000" calcext:value-type="float">
            <text:p>10.0E+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--</text:p>
          </table:table-cell>
          <table:table-cell/>
          <table:table-cell table:style-name="Default" office:value-type="float" office:value="193" calcext:value-type="float">
            <text:p>193</text:p>
          </table:table-cell>
          <table:table-cell office:value-type="float" office:value="3.14159265359813" calcext:value-type="float">
            <text:p>3.14159265359813</text:p>
          </table:table-cell>
          <table:table-cell table:number-columns-repeated="2"/>
          <table:table-cell table:formula="of:=(ABS([.F21]-[.I53])/[.I53])*100" office:value-type="float" office:value="0.000000000265343075225563" calcext:value-type="float">
            <text:p>0.00000000026534</text:p>
          </table:table-cell>
          <table:table-cell table:number-columns-repeated="3"/>
        </table:table-row>
        <table:table-row table:style-name="ro1">
          <table:table-cell table:style-name="ce1" office:value-type="float" office:value="1000000" calcext:value-type="float">
            <text:p>10.0E+0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--</text:p>
          </table:table-cell>
          <table:table-cell/>
          <table:table-cell table:style-name="Default" office:value-type="float" office:value="102" calcext:value-type="float">
            <text:p>102</text:p>
          </table:table-cell>
          <table:table-cell office:value-type="float" office:value="3.14159265359813" calcext:value-type="float">
            <text:p>3.14159265359813</text:p>
          </table:table-cell>
          <table:table-cell table:number-columns-repeated="2"/>
          <table:table-cell table:formula="of:=(ABS([.F22]-[.I53])/[.I53])*100" office:value-type="float" office:value="0.000000000265371346822732" calcext:value-type="float">
            <text:p>0.00000000026537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1" office:value-type="float" office:value="10000000" calcext:value-type="float">
            <text:p>10.0E+06</text:p>
          </table:table-cell>
          <table:table-cell office:value-type="float" office:value="1" calcext:value-type="float">
            <text:p>1</text:p>
          </table:table-cell>
          <table:table-cell office:value-type="float" office:value="59506" calcext:value-type="float">
            <text:p>59506</text:p>
          </table:table-cell>
          <table:table-cell/>
          <table:table-cell table:style-name="Default" office:value-type="float" office:value="22900" calcext:value-type="float">
            <text:p>22900</text:p>
          </table:table-cell>
          <table:table-cell office:value-type="float" office:value="3.14159265358976" calcext:value-type="float">
            <text:p>3.14159265358976</text:p>
          </table:table-cell>
          <table:table-cell table:number-columns-repeated="2"/>
          <table:table-cell table:formula="of:=(ABS([.F24]-[.I53])/[.I53])*100" office:value-type="float" office:value="0.000000000000834012116472656" calcext:value-type="float">
            <text:p>0.00000000000083</text:p>
          </table:table-cell>
          <table:table-cell table:number-columns-repeated="3"/>
        </table:table-row>
        <table:table-row table:style-name="ro1">
          <table:table-cell table:style-name="ce1" office:value-type="float" office:value="10000000" calcext:value-type="float">
            <text:p>10.0E+06</text:p>
          </table:table-cell>
          <table:table-cell office:value-type="float" office:value="2" calcext:value-type="float">
            <text:p>2</text:p>
          </table:table-cell>
          <table:table-cell office:value-type="float" office:value="28694" calcext:value-type="float">
            <text:p>28694</text:p>
          </table:table-cell>
          <table:table-cell/>
          <table:table-cell table:style-name="Default" office:value-type="float" office:value="13326" calcext:value-type="float">
            <text:p>13326</text:p>
          </table:table-cell>
          <table:table-cell office:value-type="float" office:value="3.1415926535899" calcext:value-type="float">
            <text:p>3.14159265358990</text:p>
          </table:table-cell>
          <table:table-cell table:number-columns-repeated="2"/>
          <table:table-cell table:formula="of:=(ABS([.F25]-[.I53])/[.I53])*100" office:value-type="float" office:value="0.00000000000346327065314917" calcext:value-type="float">
            <text:p>0.00000000000346</text:p>
          </table:table-cell>
          <table:table-cell table:number-columns-repeated="3"/>
        </table:table-row>
        <table:table-row table:style-name="ro1">
          <table:table-cell table:style-name="ce1" office:value-type="float" office:value="10000000" calcext:value-type="float">
            <text:p>10.0E+06</text:p>
          </table:table-cell>
          <table:table-cell office:value-type="float" office:value="4" calcext:value-type="float">
            <text:p>4</text:p>
          </table:table-cell>
          <table:table-cell office:value-type="float" office:value="12162" calcext:value-type="float">
            <text:p>12162</text:p>
          </table:table-cell>
          <table:table-cell/>
          <table:table-cell table:style-name="Default" office:value-type="float" office:value="4782" calcext:value-type="float">
            <text:p>4782</text:p>
          </table:table-cell>
          <table:table-cell office:value-type="float" office:value="3.14159265358988" calcext:value-type="float">
            <text:p>3.14159265358988</text:p>
          </table:table-cell>
          <table:table-cell table:number-columns-repeated="2"/>
          <table:table-cell table:formula="of:=(ABS([.F26]-[.I53])/[.I53])*100" office:value-type="float" office:value="0.00000000000274234492535077" calcext:value-type="float">
            <text:p>0.00000000000274</text:p>
          </table:table-cell>
          <table:table-cell table:number-columns-repeated="3"/>
        </table:table-row>
        <table:table-row table:style-name="ro1">
          <table:table-cell table:style-name="ce1" office:value-type="float" office:value="10000000" calcext:value-type="float">
            <text:p>10.0E+06</text:p>
          </table:table-cell>
          <table:table-cell office:value-type="float" office:value="8" calcext:value-type="float">
            <text:p>8</text:p>
          </table:table-cell>
          <table:table-cell office:value-type="float" office:value="5759" calcext:value-type="float">
            <text:p>5759</text:p>
          </table:table-cell>
          <table:table-cell/>
          <table:table-cell table:style-name="Default" office:value-type="float" office:value="14820" calcext:value-type="float">
            <text:p>14820</text:p>
          </table:table-cell>
          <table:table-cell office:value-type="float" office:value="3.14159265358987" calcext:value-type="float">
            <text:p>3.14159265358987</text:p>
          </table:table-cell>
          <table:table-cell table:number-columns-repeated="2"/>
          <table:table-cell table:formula="of:=(ABS([.F27]-[.I53])/[.I53])*100" office:value-type="float" office:value="0.00000000000257271534233938" calcext:value-type="float">
            <text:p>0.00000000000257</text:p>
          </table:table-cell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10000000" calcext:value-type="float">
            <text:p>10.0E+06</text:p>
          </table:table-cell>
          <table:table-cell office:value-type="float" office:value="16" calcext:value-type="float">
            <text:p>16</text:p>
          </table:table-cell>
          <table:table-cell office:value-type="float" office:value="1921" calcext:value-type="float">
            <text:p>1921</text:p>
          </table:table-cell>
          <table:table-cell/>
          <table:table-cell table:style-name="Default" office:value-type="float" office:value="1687" calcext:value-type="float">
            <text:p>1687</text:p>
          </table:table-cell>
          <table:table-cell office:value-type="float" office:value="3.14159265358987" calcext:value-type="float">
            <text:p>3.14159265358987</text:p>
          </table:table-cell>
          <table:table-cell table:number-columns-repeated="2"/>
          <table:table-cell table:formula="of:=(ABS([.F28]-[.I53])/[.I53])*100" office:value-type="float" office:value="0.00000000000261512273809223" calcext:value-type="float">
            <text:p>0.00000000000262</text:p>
          </table:table-cell>
          <table:table-cell table:number-columns-repeated="3"/>
        </table:table-row>
        <table:table-row table:style-name="ro1">
          <table:table-cell table:style-name="ce1" office:value-type="float" office:value="10000000" calcext:value-type="float">
            <text:p>10.0E+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--</text:p>
          </table:table-cell>
          <table:table-cell/>
          <table:table-cell table:style-name="Default" office:value-type="float" office:value="851" calcext:value-type="float">
            <text:p>851</text:p>
          </table:table-cell>
          <table:table-cell office:value-type="float" office:value="3.14159265358987" calcext:value-type="float">
            <text:p>3.14159265358987</text:p>
          </table:table-cell>
          <table:table-cell table:number-columns-repeated="2"/>
          <table:table-cell table:formula="of:=(ABS([.F29]-[.I53])/[.I53])*100" office:value-type="float" office:value="0.00000000000269993752959792" calcext:value-type="float">
            <text:p>0.0000000000027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1" office:value-type="float" office:value="100000000" calcext:value-type="float">
            <text:p>10.0E+07</text:p>
          </table:table-cell>
          <table:table-cell office:value-type="float" office:value="1" calcext:value-type="float">
            <text:p>1</text:p>
          </table:table-cell>
          <table:table-cell office:value-type="float" office:value="10973" calcext:value-type="float">
            <text:p>10973</text:p>
          </table:table-cell>
          <table:table-cell/>
          <table:table-cell table:style-name="Default" office:value-type="float" office:value="187511" calcext:value-type="float">
            <text:p>187511</text:p>
          </table:table-cell>
          <table:table-cell office:value-type="float" office:value="3.14159265358973" calcext:value-type="float">
            <text:p>3.14159265358973</text:p>
          </table:table-cell>
          <table:table-cell table:number-columns-repeated="2"/>
          <table:table-cell table:formula="of:=(ABS([.F31]-[.I53])/[.I53])*100" office:value-type="float" office:value="0.00000000000188006121170955" calcext:value-type="float">
            <text:p>0.00000000000188</text:p>
          </table:table-cell>
          <table:table-cell table:number-columns-repeated="3"/>
        </table:table-row>
        <table:table-row table:style-name="ro1">
          <table:table-cell table:style-name="ce1" office:value-type="float" office:value="100000000" calcext:value-type="float">
            <text:p>10.0E+07</text:p>
          </table:table-cell>
          <table:table-cell office:value-type="float" office:value="2" calcext:value-type="float">
            <text:p>2</text:p>
          </table:table-cell>
          <table:table-cell office:value-type="float" office:value="12062" calcext:value-type="float">
            <text:p>12062</text:p>
          </table:table-cell>
          <table:table-cell/>
          <table:table-cell table:style-name="Default" office:value-type="float" office:value="98020" calcext:value-type="float">
            <text:p>98020</text:p>
          </table:table-cell>
          <table:table-cell office:value-type="float" office:value="3.14159265358992" calcext:value-type="float">
            <text:p>3.14159265358992</text:p>
          </table:table-cell>
          <table:table-cell table:number-columns-repeated="2"/>
          <table:table-cell table:formula="of:=(ABS([.F32]-[.I53])/[.I53])*100" office:value-type="float" office:value="0.00000000000422660377670041" calcext:value-type="float">
            <text:p>0.00000000000423</text:p>
          </table:table-cell>
          <table:table-cell table:number-columns-repeated="3"/>
        </table:table-row>
        <table:table-row table:style-name="ro1">
          <table:table-cell table:style-name="ce1" office:value-type="float" office:value="100000000" calcext:value-type="float">
            <text:p>10.0E+07</text:p>
          </table:table-cell>
          <table:table-cell office:value-type="float" office:value="4" calcext:value-type="float">
            <text:p>4</text:p>
          </table:table-cell>
          <table:table-cell office:value-type="float" office:value="14718" calcext:value-type="float">
            <text:p>14718</text:p>
          </table:table-cell>
          <table:table-cell/>
          <table:table-cell table:style-name="Default" office:value-type="float" office:value="48463" calcext:value-type="float">
            <text:p>48463</text:p>
          </table:table-cell>
          <table:table-cell office:value-type="float" office:value="3.14159265358967" calcext:value-type="float">
            <text:p>3.14159265358967</text:p>
          </table:table-cell>
          <table:table-cell table:number-columns-repeated="2"/>
          <table:table-cell table:formula="of:=(ABS([.F33]-[.I53])/[.I53])*100" office:value-type="float" office:value="0.00000000000381666561775622" calcext:value-type="float">
            <text:p>0.00000000000382</text:p>
          </table:table-cell>
          <table:table-cell table:number-columns-repeated="3"/>
        </table:table-row>
        <table:table-row table:style-name="ro1">
          <table:table-cell table:style-name="ce1" office:value-type="float" office:value="100000000" calcext:value-type="float">
            <text:p>10.0E+07</text:p>
          </table:table-cell>
          <table:table-cell office:value-type="float" office:value="8" calcext:value-type="float">
            <text:p>8</text:p>
          </table:table-cell>
          <table:table-cell office:value-type="float" office:value="25154" calcext:value-type="float">
            <text:p>25154</text:p>
          </table:table-cell>
          <table:table-cell/>
          <table:table-cell table:style-name="Default" office:value-type="float" office:value="42224" calcext:value-type="float">
            <text:p>42224</text:p>
          </table:table-cell>
          <table:table-cell office:value-type="float" office:value="3.1415926535898" calcext:value-type="float">
            <text:p>3.14159265358980</text:p>
          </table:table-cell>
          <table:table-cell table:number-columns-repeated="2"/>
          <table:table-cell table:formula="of:=(ABS([.F34]-[.I53])/[.I53])*100" office:value-type="float" office:value="0" calcext:value-type="float">
            <text:p>0.00000000000000</text:p>
          </table:table-cell>
          <table:table-cell table:number-columns-repeated="3"/>
        </table:table-row>
        <table:table-row table:style-name="ro1">
          <table:table-cell table:style-name="ce1" office:value-type="float" office:value="100000000" calcext:value-type="float">
            <text:p>10.0E+07</text:p>
          </table:table-cell>
          <table:table-cell office:value-type="float" office:value="16" calcext:value-type="float">
            <text:p>16</text:p>
          </table:table-cell>
          <table:table-cell office:value-type="float" office:value="44452" calcext:value-type="float">
            <text:p>44452</text:p>
          </table:table-cell>
          <table:table-cell/>
          <table:table-cell table:style-name="Default" office:value-type="float" office:value="16628" calcext:value-type="float">
            <text:p>16628</text:p>
          </table:table-cell>
          <table:table-cell office:value-type="float" office:value="3.1415926535898" calcext:value-type="float">
            <text:p>3.14159265358980</text:p>
          </table:table-cell>
          <table:table-cell table:number-columns-repeated="2"/>
          <table:table-cell table:formula="of:=(ABS([.F35]-[.I53])/[.I53])*100" office:value-type="float" office:value="0" calcext:value-type="float">
            <text:p>0.00000000000000</text:p>
          </table:table-cell>
          <table:table-cell table:number-columns-repeated="3"/>
        </table:table-row>
        <table:table-row table:style-name="ro1">
          <table:table-cell table:style-name="ce1" office:value-type="float" office:value="100000000" calcext:value-type="float">
            <text:p>10.0E+07</text:p>
          </table:table-cell>
          <table:table-cell office:value-type="float" office:value="32" calcext:value-type="float">
            <text:p>32</text:p>
          </table:table-cell>
          <table:table-cell office:value-type="float" office:value="169620" calcext:value-type="float">
            <text:p>169620</text:p>
          </table:table-cell>
          <table:table-cell/>
          <table:table-cell table:style-name="Default" office:value-type="float" office:value="7958" calcext:value-type="float">
            <text:p>7958</text:p>
          </table:table-cell>
          <table:table-cell office:value-type="float" office:value="3.1415926535898" calcext:value-type="float">
            <text:p>3.14159265358980</text:p>
          </table:table-cell>
          <table:table-cell table:number-columns-repeated="2"/>
          <table:table-cell table:formula="of:=(ABS([.F36]-[.I53])/[.I53])*100" office:value-type="float" office:value="0.000000000000381666561775622" calcext:value-type="float">
            <text:p>0.0000000000003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1" office:value-type="float" office:value="1000000000" calcext:value-type="float">
            <text:p>10.0E+08</text:p>
          </table:table-cell>
          <table:table-cell office:value-type="float" office:value="1" calcext:value-type="float">
            <text:p>1</text:p>
          </table:table-cell>
          <table:table-cell office:value-type="float" office:value="5.767095" calcext:value-type="float">
            <text:p>5.767095</text:p>
          </table:table-cell>
          <table:table-cell/>
          <table:table-cell table:style-name="Default" office:value-type="float" office:value="1878090" calcext:value-type="float">
            <text:p>1878090</text:p>
          </table:table-cell>
          <table:table-cell office:value-type="float" office:value="3.14159265359043" calcext:value-type="float">
            <text:p>3.14159265359043</text:p>
          </table:table-cell>
          <table:table-cell table:number-columns-repeated="2"/>
          <table:table-cell table:formula="of:=(ABS([.F38]-[.I53])/[.I53])*100" office:value-type="float" office:value="0.0000000000202424635726923" calcext:value-type="float">
            <text:p>0.00000000002024</text:p>
          </table:table-cell>
          <table:table-cell table:number-columns-repeated="3"/>
        </table:table-row>
        <table:table-row table:style-name="ro1">
          <table:table-cell table:style-name="ce1" office:value-type="float" office:value="1000000000" calcext:value-type="float">
            <text:p>10.0E+08</text:p>
          </table:table-cell>
          <table:table-cell office:value-type="float" office:value="2" calcext:value-type="float">
            <text:p>2</text:p>
          </table:table-cell>
          <table:table-cell office:value-type="float" office:value="5.295841" calcext:value-type="float">
            <text:p>5.295841</text:p>
          </table:table-cell>
          <table:table-cell/>
          <table:table-cell table:style-name="Default" office:value-type="float" office:value="942441" calcext:value-type="float">
            <text:p>942441</text:p>
          </table:table-cell>
          <table:table-cell office:value-type="float" office:value="3.14159265358991" calcext:value-type="float">
            <text:p>3.14159265358991</text:p>
          </table:table-cell>
          <table:table-cell table:number-columns-repeated="2"/>
          <table:table-cell table:formula="of:=(ABS([.F39]-[.I53])/[.I53])*100" office:value-type="float" office:value="0.00000000000381666561775622" calcext:value-type="float">
            <text:p>0.00000000000382</text:p>
          </table:table-cell>
          <table:table-cell table:number-columns-repeated="3"/>
        </table:table-row>
        <table:table-row table:style-name="ro1">
          <table:table-cell table:style-name="ce1" office:value-type="float" office:value="1000000000" calcext:value-type="float">
            <text:p>10.0E+08</text:p>
          </table:table-cell>
          <table:table-cell office:value-type="float" office:value="4" calcext:value-type="float">
            <text:p>4</text:p>
          </table:table-cell>
          <table:table-cell office:value-type="float" office:value="3.01704" calcext:value-type="float">
            <text:p>3.01704</text:p>
          </table:table-cell>
          <table:table-cell/>
          <table:table-cell table:style-name="Default" office:value-type="float" office:value="472981" calcext:value-type="float">
            <text:p>472981</text:p>
          </table:table-cell>
          <table:table-cell office:value-type="float" office:value="3.14159265358968" calcext:value-type="float">
            <text:p>3.14159265358968</text:p>
          </table:table-cell>
          <table:table-cell table:number-columns-repeated="2"/>
          <table:table-cell table:formula="of:=(ABS([.F40]-[.I53])/[.I53])*100" office:value-type="float" office:value="0.00000000000340672745881204" calcext:value-type="float">
            <text:p>0.00000000000341</text:p>
          </table:table-cell>
          <table:table-cell table:number-columns-repeated="3"/>
        </table:table-row>
        <table:table-row table:style-name="ro1">
          <table:table-cell table:style-name="ce1" office:value-type="float" office:value="1000000000" calcext:value-type="float">
            <text:p>10.0E+08</text:p>
          </table:table-cell>
          <table:table-cell office:value-type="float" office:value="8" calcext:value-type="float">
            <text:p>8</text:p>
          </table:table-cell>
          <table:table-cell office:value-type="float" office:value="2.447392" calcext:value-type="float">
            <text:p>2.447392</text:p>
          </table:table-cell>
          <table:table-cell/>
          <table:table-cell table:style-name="Default" office:value-type="float" office:value="311261" calcext:value-type="float">
            <text:p>311261</text:p>
          </table:table-cell>
          <table:table-cell office:value-type="float" office:value="3.14159265358981" calcext:value-type="float">
            <text:p>3.14159265358981</text:p>
          </table:table-cell>
          <table:table-cell table:number-columns-repeated="2"/>
          <table:table-cell table:formula="of:=(ABS([.F41]-[.I53])/[.I53])*100" office:value-type="float" office:value="0.000000000000791604720719809" calcext:value-type="float">
            <text:p>0.00000000000079</text:p>
          </table:table-cell>
          <table:table-cell table:number-columns-repeated="3"/>
        </table:table-row>
        <table:table-row table:style-name="ro1">
          <table:table-cell table:style-name="ce1" office:value-type="float" office:value="1000000000" calcext:value-type="float">
            <text:p>10.0E+08</text:p>
          </table:table-cell>
          <table:table-cell office:value-type="float" office:value="16" calcext:value-type="float">
            <text:p>16</text:p>
          </table:table-cell>
          <table:table-cell office:value-type="float" office:value="1.456115" calcext:value-type="float">
            <text:p>1.456115</text:p>
          </table:table-cell>
          <table:table-cell/>
          <table:table-cell table:style-name="Default" office:value-type="float" office:value="182413" calcext:value-type="float">
            <text:p>182413</text:p>
          </table:table-cell>
          <table:table-cell office:value-type="float" office:value="3.14159265358988" calcext:value-type="float">
            <text:p>3.14159265358988</text:p>
          </table:table-cell>
          <table:table-cell table:number-columns-repeated="2"/>
          <table:table-cell table:formula="of:=(ABS([.F42]-[.I53])/[.I53])*100" office:value-type="float" office:value="0.00000000000292611030694644" calcext:value-type="float">
            <text:p>0.00000000000293</text:p>
          </table:table-cell>
          <table:table-cell table:number-columns-repeated="3"/>
        </table:table-row>
        <table:table-row table:style-name="ro1">
          <table:table-cell table:style-name="ce1" office:value-type="float" office:value="1000000000" calcext:value-type="float">
            <text:p>10.0E+08</text:p>
          </table:table-cell>
          <table:table-cell office:value-type="float" office:value="32" calcext:value-type="float">
            <text:p>32</text:p>
          </table:table-cell>
          <table:table-cell office:value-type="float" office:value="0.7648" calcext:value-type="float">
            <text:p>0.7648</text:p>
          </table:table-cell>
          <table:table-cell/>
          <table:table-cell table:style-name="Default" office:value-type="float" office:value="99602" calcext:value-type="float">
            <text:p>99602</text:p>
          </table:table-cell>
          <table:table-cell office:value-type="float" office:value="3.14159265358981" calcext:value-type="float">
            <text:p>3.14159265358981</text:p>
          </table:table-cell>
          <table:table-cell table:number-columns-repeated="2"/>
          <table:table-cell table:formula="of:=(ABS([.F43]-[.I53])/[.I53])*100" office:value-type="float" office:value="0.000000000000636110936292704" calcext:value-type="float">
            <text:p>0.00000000000064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table:style-name="ce1" office:value-type="float" office:value="10000000000" calcext:value-type="float">
            <text:p>10.0E+09</text:p>
          </table:table-cell>
          <table:table-cell office:value-type="float" office:value="1" calcext:value-type="float">
            <text:p>1</text:p>
          </table:table-cell>
          <table:table-cell office:value-type="float" office:value="69.519261" calcext:value-type="float">
            <text:p>69.519261</text:p>
          </table:table-cell>
          <table:table-cell/>
          <table:table-cell table:style-name="Default" office:value-type="float" office:value="18756401" calcext:value-type="float">
            <text:p>18756401</text:p>
          </table:table-cell>
          <table:table-cell office:value-type="float" office:value="3.14159265358997" calcext:value-type="float">
            <text:p>3.14159265358997</text:p>
          </table:table-cell>
          <table:table-cell table:number-columns-repeated="2"/>
          <table:table-cell table:formula="of:=(ABS([.F45]-[.I53])/[.I53])*100" office:value-type="float" office:value="0.00000000000576740582238718" calcext:value-type="float">
            <text:p>0.00000000000577</text:p>
          </table:table-cell>
          <table:table-cell table:number-columns-repeated="3"/>
        </table:table-row>
        <table:table-row table:style-name="ro1">
          <table:table-cell table:style-name="ce1" office:value-type="float" office:value="10000000000" calcext:value-type="float">
            <text:p>10.0E+09</text:p>
          </table:table-cell>
          <table:table-cell office:value-type="float" office:value="2" calcext:value-type="float">
            <text:p>2</text:p>
          </table:table-cell>
          <table:table-cell office:value-type="float" office:value="97.37912" calcext:value-type="float">
            <text:p>97.37912</text:p>
          </table:table-cell>
          <table:table-cell/>
          <table:table-cell table:style-name="Default" office:value-type="float" office:value="9380895" calcext:value-type="float">
            <text:p>9380895</text:p>
          </table:table-cell>
          <table:table-cell office:value-type="float" office:value="3.1415926535899" calcext:value-type="float">
            <text:p>3.14159265358990</text:p>
          </table:table-cell>
          <table:table-cell table:number-columns-repeated="2"/>
          <table:table-cell table:formula="of:=(ABS([.F46]-[.I53])/[.I53])*100" office:value-type="float" office:value="0.00000000000353394964607058" calcext:value-type="float">
            <text:p>0.00000000000353</text:p>
          </table:table-cell>
          <table:table-cell table:number-columns-repeated="3"/>
        </table:table-row>
        <table:table-row table:style-name="ro1">
          <table:table-cell table:style-name="ce1" office:value-type="float" office:value="10000000000" calcext:value-type="float">
            <text:p>10.0E+09</text:p>
          </table:table-cell>
          <table:table-cell office:value-type="float" office:value="4" calcext:value-type="float">
            <text:p>4</text:p>
          </table:table-cell>
          <table:table-cell office:value-type="float" office:value="32.611809" calcext:value-type="float">
            <text:p>32.611809</text:p>
          </table:table-cell>
          <table:table-cell/>
          <table:table-cell table:style-name="Default" office:value-type="float" office:value="4688932" calcext:value-type="float">
            <text:p>4688932</text:p>
          </table:table-cell>
          <table:table-cell office:value-type="float" office:value="3.14159265358982" calcext:value-type="float">
            <text:p>3.14159265358982</text:p>
          </table:table-cell>
          <table:table-cell table:number-columns-repeated="2"/>
          <table:table-cell table:formula="of:=(ABS([.F47]-[.I53])/[.I53])*100" office:value-type="float" office:value="0.000000000000989505900899762" calcext:value-type="float">
            <text:p>0.00000000000099</text:p>
          </table:table-cell>
          <table:table-cell table:number-columns-repeated="3"/>
        </table:table-row>
        <table:table-row table:style-name="ro1">
          <table:table-cell table:style-name="ce1" office:value-type="float" office:value="10000000000" calcext:value-type="float">
            <text:p>10.0E+09</text:p>
          </table:table-cell>
          <table:table-cell office:value-type="float" office:value="8" calcext:value-type="float">
            <text:p>8</text:p>
          </table:table-cell>
          <table:table-cell office:value-type="float" office:value="25.859247" calcext:value-type="float">
            <text:p>25.859247</text:p>
          </table:table-cell>
          <table:table-cell/>
          <table:table-cell table:style-name="Default" office:value-type="float" office:value="2831292" calcext:value-type="float">
            <text:p>2831292</text:p>
          </table:table-cell>
          <table:table-cell office:value-type="float" office:value="3.14159265358977" calcext:value-type="float">
            <text:p>3.14159265358977</text:p>
          </table:table-cell>
          <table:table-cell table:number-columns-repeated="2"/>
          <table:table-cell table:formula="of:=(ABS([.F48]-[.I53])/[.I53])*100" office:value-type="float" office:value="0.000000000000664382533461269" calcext:value-type="float">
            <text:p>0.00000000000066</text:p>
          </table:table-cell>
          <table:table-cell table:number-columns-repeated="3"/>
        </table:table-row>
        <table:table-row table:style-name="ro1">
          <table:table-cell table:style-name="ce1" office:value-type="float" office:value="10000000000" calcext:value-type="float">
            <text:p>10.0E+09</text:p>
          </table:table-cell>
          <table:table-cell office:value-type="float" office:value="16" calcext:value-type="float">
            <text:p>16</text:p>
          </table:table-cell>
          <table:table-cell office:value-type="float" office:value="15.288342" calcext:value-type="float">
            <text:p>15.288342</text:p>
          </table:table-cell>
          <table:table-cell/>
          <table:table-cell table:style-name="Default" office:value-type="float" office:value="1379571" calcext:value-type="float">
            <text:p>1379571</text:p>
          </table:table-cell>
          <table:table-cell office:value-type="float" office:value="3.14159265358983" calcext:value-type="float">
            <text:p>3.14159265358983</text:p>
          </table:table-cell>
          <table:table-cell table:number-columns-repeated="2"/>
          <table:table-cell table:formula="of:=(ABS([.F49]-[.I53])/[.I53])*100" office:value-type="float" office:value="0.00000000000134290086550682" calcext:value-type="float">
            <text:p>0.00000000000134</text:p>
          </table:table-cell>
          <table:table-cell table:number-columns-repeated="3"/>
        </table:table-row>
        <table:table-row table:style-name="ro1">
          <table:table-cell table:style-name="ce1" office:value-type="float" office:value="10000000000" calcext:value-type="float">
            <text:p>10.0E+09</text:p>
          </table:table-cell>
          <table:table-cell office:value-type="float" office:value="32" calcext:value-type="float">
            <text:p>32</text:p>
          </table:table-cell>
          <table:table-cell office:value-type="float" office:value="8.646312" calcext:value-type="float">
            <text:p>8.646312</text:p>
          </table:table-cell>
          <table:table-cell/>
          <table:table-cell table:style-name="Default" office:value-type="float" office:value="744134" calcext:value-type="float">
            <text:p>744134</text:p>
          </table:table-cell>
          <table:table-cell office:value-type="float" office:value="3.14159265358976" calcext:value-type="float">
            <text:p>3.14159265358976</text:p>
          </table:table-cell>
          <table:table-cell table:number-columns-repeated="2"/>
          <table:table-cell table:formula="of:=(ABS([.F50]-[.I53])/[.I53])*100" office:value-type="float" office:value="0.00000000000101777749806833" calcext:value-type="float">
            <text:p>0.00000000000102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8"/>
          <table:table-cell table:style-name="ce5" office:value-type="float" office:value="3.14159265358979" calcext:value-type="float">
            <text:p>3.14159265358979</text:p>
          </table:table-cell>
          <table:table-cell table:number-columns-repeated="3"/>
        </table:table-row>
        <table:table-row table:style-name="ro1" table:number-rows-repeated="104852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shapes>
          <draw:frame draw:z-index="0" draw:style-name="gr1" draw:text-style-name="P1" svg:width="6.2992in" svg:height="3.5449in" svg:x="1.7886in" svg:y="0.2091in">
            <draw:object draw:notify-on-update-of-ranges="Sheet1.B3:Sheet1.B8 Sheet1.L4:Sheet1.L4 Sheet1.I3:Sheet1.I8 Sheet1.L5:Sheet1.L5 Sheet1.I10:Sheet1.I15 Sheet1.L6:Sheet1.L6 Sheet1.I17:Sheet1.I22 Sheet1.L7:Sheet1.L7 Sheet1.I24:Sheet1.I29 Sheet1.L8:Sheet1.L8 Sheet1.I31:Sheet1.I36 Sheet1.L9:Sheet1.L9 Sheet1.I38:Sheet1.I43 Sheet1.L10:Sheet1.L10 Sheet1.I45:Sheet1.I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5" number:min-integer-digits="1"/>
    </number:number-style>
    <number:number-style style:name="N121">
      <number:number number:decimal-places="16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13" number:min-integer-digits="1"/>
    </number:number-style>
    <number:number-style style:name="N124">
      <number:number number:decimal-places="1" number:min-integer-digits="1"/>
    </number:number-style>
    <number:number-style style:name="N125">
      <number:scientific-number number:decimal-places="1" number:min-integer-digits="2" number:min-exponent-digits="2"/>
    </number:number-style>
    <number:number-style style:name="N126">
      <number:number number:decimal-places="6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8" number:min-integer-digits="1"/>
    </number:number-style>
    <number:number-style style:name="N129">
      <number:number number: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 style:data-style-name="N2" text:time-value="20:36:57.694871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oboy </meta:initial-creator>
    <meta:creation-date>2014-10-14T07:00:39.580767213</meta:creation-date>
    <dc:date>2014-10-16T09:03:49.363742737</dc:date>
    <dc:creator>tomoboy </dc:creator>
    <meta:editing-duration>PT6M44S</meta:editing-duration>
    <meta:editing-cycles>2</meta:editing-cycles>
    <meta:generator>LibreOffice/4.2.6.3$Linux_X86_64 LibreOffice_project/420m0$Build-3</meta:generator>
    <meta:document-statistic meta:table-count="2" meta:cell-count="2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9">
      <style:chart-properties chart:display-label="true" chart:logarithmic="false" chart:minimum="0" chart:maximum="0.00000001" chart:origin="0" chart:reverse-direction="false" text:line-break="false" chart:link-data-style-to-source="false" chart:axis-position="1" chart:axis-label-position="outside-start"/>
      <style:graphic-properties svg:stroke-color="#b3b3b3"/>
      <style:paragraph-properties style:writing-mode="rl-tb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9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29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129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29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29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29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129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plot-area chart:style-name="ch2" table:cell-range-address="Sheet1.B3:Sheet1.B8 Sheet1.L4:Sheet1.L10 Sheet1.I3:Sheet1.I8 Sheet1.I10:Sheet1.I15 Sheet1.I17:Sheet1.I22 Sheet1.I24:Sheet1.I29 Sheet1.I31:Sheet1.I36 Sheet1.I38:Sheet1.I43 Sheet1.I45:Sheet1.I50" chart:data-source-has-labels="both" svg:x="0.77cm" svg:y="0.855cm" svg:width="14.591cm" svg:height="7.55cm">
          <chartooo:coordinate-region svg:x="3.138cm" svg:y="1.054cm" svg:width="12.036cm" svg:height="6.704cm"/>
          <chart:axis chart:dimension="x" chart:name="primary-x" chart:style-name="ch3" chartooo:axis-type="auto">
            <chartooo:date-scale/>
            <chart:categories table:cell-range-address="Sheet1.B3:Sheet1.B8"/>
          </chart:axis>
          <chart:axis chart:dimension="y" chart:name="primary-y" chart:style-name="ch4">
            <chart:grid chart:style-name="ch5" chart:class="minor"/>
          </chart:axis>
          <chart:series chart:style-name="ch6" chart:values-cell-range-address="Sheet1.I3:Sheet1.I8" chart:label-cell-address="Sheet1.L4:Sheet1.L4" chart:class="chart:line">
            <chart:data-point chart:repeated="6"/>
          </chart:series>
          <chart:series chart:style-name="ch7" chart:values-cell-range-address="Sheet1.I10:Sheet1.I15" chart:label-cell-address="Sheet1.L5:Sheet1.L5" chart:class="chart:line">
            <chart:data-point chart:repeated="6"/>
          </chart:series>
          <chart:series chart:style-name="ch8" chart:values-cell-range-address="Sheet1.I17:Sheet1.I22" chart:label-cell-address="Sheet1.L6:Sheet1.L6" chart:class="chart:line">
            <chart:data-point chart:repeated="6"/>
          </chart:series>
          <chart:series chart:style-name="ch9" chart:values-cell-range-address="Sheet1.I24:Sheet1.I29" chart:label-cell-address="Sheet1.L7:Sheet1.L7" chart:class="chart:line">
            <chart:data-point chart:repeated="6"/>
          </chart:series>
          <chart:series chart:style-name="ch10" chart:values-cell-range-address="Sheet1.I31:Sheet1.I36" chart:label-cell-address="Sheet1.L8:Sheet1.L8" chart:class="chart:line">
            <chart:data-point chart:repeated="6"/>
          </chart:series>
          <chart:series chart:style-name="ch11" chart:values-cell-range-address="Sheet1.I38:Sheet1.I43" chart:label-cell-address="Sheet1.L9:Sheet1.L9" chart:class="chart:line">
            <chart:data-point chart:repeated="6"/>
          </chart:series>
          <chart:series chart:style-name="ch12" chart:values-cell-range-address="Sheet1.I45:Sheet1.I50" chart:label-cell-address="Sheet1.L10:Sheet1.L10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.0E+03</text:p>
                <draw:g>
                  <svg:desc>Sheet1.L4:Sheet1.L4</svg:desc>
                </draw:g>
              </table:table-cell>
              <table:table-cell office:value-type="string">
                <text:p>10.0E+04</text:p>
                <draw:g>
                  <svg:desc>Sheet1.L5:Sheet1.L5</svg:desc>
                </draw:g>
              </table:table-cell>
              <table:table-cell office:value-type="string">
                <text:p>10.0E+05</text:p>
                <draw:g>
                  <svg:desc>Sheet1.L6:Sheet1.L6</svg:desc>
                </draw:g>
              </table:table-cell>
              <table:table-cell office:value-type="string">
                <text:p>10.0E+06</text:p>
                <draw:g>
                  <svg:desc>Sheet1.L7:Sheet1.L7</svg:desc>
                </draw:g>
              </table:table-cell>
              <table:table-cell office:value-type="string">
                <text:p>10.0E+07</text:p>
                <draw:g>
                  <svg:desc>Sheet1.L8:Sheet1.L8</svg:desc>
                </draw:g>
              </table:table-cell>
              <table:table-cell office:value-type="string">
                <text:p>10.0E+08</text:p>
                <draw:g>
                  <svg:desc>Sheet1.L9:Sheet1.L9</svg:desc>
                </draw:g>
              </table:table-cell>
              <table:table-cell office:value-type="string">
                <text:p>10.0E+09</text:p>
                <draw:g>
                  <svg:desc>Sheet1.L10:Sheet1.L1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3:Sheet1.B8</svg:desc>
                </draw:g>
              </table:table-cell>
              <table:table-cell office:value-type="float" office:value="0.0000026525823781678">
                <text:p>0.0000026525823781678</text:p>
                <draw:g>
                  <svg:desc>Sheet1.I3:Sheet1.I8</svg:desc>
                </draw:g>
              </table:table-cell>
              <table:table-cell office:value-type="float" office:value="0.0000000265261653025718">
                <text:p>0.0000000265261653025718</text:p>
                <draw:g>
                  <svg:desc>Sheet1.I10:Sheet1.I15</svg:desc>
                </draw:g>
              </table:table-cell>
              <table:table-cell office:value-type="float" office:value="0.00000000026648807491089">
                <text:p>0.00000000026648807491089</text:p>
                <draw:g>
                  <svg:desc>Sheet1.I17:Sheet1.I22</svg:desc>
                </draw:g>
              </table:table-cell>
              <table:table-cell office:value-type="float" office:value="0.000000000000834012116472656">
                <text:p>0.000000000000834012116472656</text:p>
                <draw:g>
                  <svg:desc>Sheet1.I24:Sheet1.I29</svg:desc>
                </draw:g>
              </table:table-cell>
              <table:table-cell office:value-type="float" office:value="0.00000000000188006121170955">
                <text:p>0.00000000000188006121170955</text:p>
                <draw:g>
                  <svg:desc>Sheet1.I31:Sheet1.I36</svg:desc>
                </draw:g>
              </table:table-cell>
              <table:table-cell office:value-type="float" office:value="0.0000000000202424635726923">
                <text:p>0.0000000000202424635726923</text:p>
                <draw:g>
                  <svg:desc>Sheet1.I38:Sheet1.I43</svg:desc>
                </draw:g>
              </table:table-cell>
              <table:table-cell office:value-type="float" office:value="0.00000000000576740582238718">
                <text:p>0.00000000000576740582238718</text:p>
                <draw:g>
                  <svg:desc>Sheet1.I45:Sheet1.I5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000265258250538999">
                <text:p>0.00000265258250538999</text:p>
              </table:table-cell>
              <table:table-cell office:value-type="float" office:value="0.0000000265260098087874">
                <text:p>0.0000000265260098087874</text:p>
              </table:table-cell>
              <table:table-cell office:value-type="float" office:value="0.000000000265979186161856">
                <text:p>0.000000000265979186161856</text:p>
              </table:table-cell>
              <table:table-cell office:value-type="float" office:value="0.00000000000346327065314917">
                <text:p>0.00000000000346327065314917</text:p>
              </table:table-cell>
              <table:table-cell office:value-type="float" office:value="0.00000000000422660377670041">
                <text:p>0.00000000000422660377670041</text:p>
              </table:table-cell>
              <table:table-cell office:value-type="float" office:value="0.00000000000381666561775622">
                <text:p>0.00000000000381666561775622</text:p>
              </table:table-cell>
              <table:table-cell office:value-type="float" office:value="0.00000000000353394964607058">
                <text:p>0.0000000000035339496460705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00265258253366158">
                <text:p>0.00000265258253366158</text:p>
              </table:table-cell>
              <table:table-cell office:value-type="float" office:value="0.0000000265258401792043">
                <text:p>0.0000000265258401792043</text:p>
              </table:table-cell>
              <table:table-cell office:value-type="float" office:value="0.000000000265371346822732">
                <text:p>0.000000000265371346822732</text:p>
              </table:table-cell>
              <table:table-cell office:value-type="float" office:value="0.00000000000274234492535077">
                <text:p>0.00000000000274234492535077</text:p>
              </table:table-cell>
              <table:table-cell office:value-type="float" office:value="0.00000000000381666561775622">
                <text:p>0.00000000000381666561775622</text:p>
              </table:table-cell>
              <table:table-cell office:value-type="float" office:value="0.00000000000340672745881204">
                <text:p>0.00000000000340672745881204</text:p>
              </table:table-cell>
              <table:table-cell office:value-type="float" office:value="0.000000000000989505900899762">
                <text:p>0.0000000000009895059008997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00265258250538999">
                <text:p>0.00000265258250538999</text:p>
              </table:table-cell>
              <table:table-cell office:value-type="float" office:value="0.0000000265259108581973">
                <text:p>0.0000000265259108581973</text:p>
              </table:table-cell>
              <table:table-cell office:value-type="float" office:value="0.000000000265314803628395">
                <text:p>0.000000000265314803628395</text:p>
              </table:table-cell>
              <table:table-cell office:value-type="float" office:value="0.00000000000257271534233938">
                <text:p>0.00000000000257271534233938</text:p>
              </table:table-cell>
              <table:table-cell office:value-type="float" office:value="0">
                <text:p>0</text:p>
              </table:table-cell>
              <table:table-cell office:value-type="float" office:value="0.000000000000791604720719809">
                <text:p>0.000000000000791604720719809</text:p>
              </table:table-cell>
              <table:table-cell office:value-type="float" office:value="0.000000000000664382533461269">
                <text:p>0.00000000000066438253346126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51133575974757">
                <text:p>0.51133575974757</text:p>
              </table:table-cell>
              <table:table-cell office:value-type="float" office:value="0.0000000265259391297944">
                <text:p>0.0000000265259391297944</text:p>
              </table:table-cell>
              <table:table-cell office:value-type="float" office:value="0.000000000265343075225563">
                <text:p>0.000000000265343075225563</text:p>
              </table:table-cell>
              <table:table-cell office:value-type="float" office:value="0.00000000000261512273809223">
                <text:p>0.00000000000261512273809223</text:p>
              </table:table-cell>
              <table:table-cell office:value-type="float" office:value="0">
                <text:p>0</text:p>
              </table:table-cell>
              <table:table-cell office:value-type="float" office:value="0.00000000000292611030694644">
                <text:p>0.00000000000292611030694644</text:p>
              </table:table-cell>
              <table:table-cell office:value-type="float" office:value="0.00000000000134290086550682">
                <text:p>0.0000000000013429008655068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511335759747598">
                <text:p>0.511335759747598</text:p>
              </table:table-cell>
              <table:table-cell office:value-type="float" office:value="0.101940667801138">
                <text:p>0.101940667801138</text:p>
              </table:table-cell>
              <table:table-cell office:value-type="float" office:value="0.000000000265371346822732">
                <text:p>0.000000000265371346822732</text:p>
              </table:table-cell>
              <table:table-cell office:value-type="float" office:value="0.00000000000269993752959792">
                <text:p>0.00000000000269993752959792</text:p>
              </table:table-cell>
              <table:table-cell office:value-type="float" office:value="0.000000000000381666561775622">
                <text:p>0.000000000000381666561775622</text:p>
              </table:table-cell>
              <table:table-cell office:value-type="float" office:value="0.000000000000636110936292704">
                <text:p>0.000000000000636110936292704</text:p>
              </table:table-cell>
              <table:table-cell office:value-type="float" office:value="0.00000000000101777749806833">
                <text:p>0.000000000001017777498068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line" chart:style-name="ch1">
        <chart:title svg:x="5.058cm" svg:y="0.343cm" chart:style-name="ch2">
          <text:p>Time(micro secs) vs #procs</text:p>
        </chart:title>
        <chart:legend chart:legend-position="end" svg:x="13.176cm" svg:y="2.709cm" style:legend-expansion="high" chart:style-name="ch3"/>
        <chart:plot-area chart:style-name="ch4" table:cell-range-address="Sheet1.B24:Sheet1.B29 Sheet1.L4:Sheet1.L10 Sheet1.E3:Sheet1.E8 Sheet1.E10:Sheet1.E15 Sheet1.E17:Sheet1.E22 Sheet1.E24:Sheet1.E29 Sheet1.E32:Sheet1.E36 Sheet1.E38:Sheet1.E43 Sheet1.E48:Sheet1.E50" chart:data-source-has-labels="both" svg:x="1.331cm" svg:y="1.661cm" svg:width="11.205cm" svg:height="6.183cm">
          <chartooo:coordinate-region svg:x="2.878cm" svg:y="1.86cm" svg:width="9.658cm" svg:height="5.337cm"/>
          <chart:axis chart:dimension="x" chart:name="primary-x" chart:style-name="ch5" chartooo:axis-type="auto">
            <chartooo:date-scale/>
            <chart:title svg:x="6.571cm" svg:y="8.024cm" chart:style-name="ch6">
              <text:p>time</text:p>
            </chart:title>
            <chart:categories table:cell-range-address="Sheet1.B25:Sheet1.B29"/>
            <chart:grid chart:style-name="ch7" chart:class="major"/>
          </chart:axis>
          <chart:axis chart:dimension="y" chart:name="primary-y" chart:style-name="ch5">
            <chart:title svg:x="0.451cm" svg:y="5.299cm" chart:style-name="ch8">
              <text:p>#procs</text:p>
            </chart:title>
            <chart:grid chart:style-name="ch7" chart:class="major"/>
          </chart:axis>
          <chart:series chart:style-name="ch9" chart:values-cell-range-address="Sheet1.E3:Sheet1.E8" chart:label-cell-address="Sheet1.L4:Sheet1.L4" chart:class="chart:line">
            <chart:data-point chart:repeated="6"/>
          </chart:series>
          <chart:series chart:style-name="ch10" chart:values-cell-range-address="Sheet1.E10:Sheet1.E15" chart:label-cell-address="Sheet1.L5:Sheet1.L5" chart:class="chart:line">
            <chart:data-point chart:repeated="6"/>
          </chart:series>
          <chart:series chart:style-name="ch11" chart:values-cell-range-address="Sheet1.E17:Sheet1.E22" chart:label-cell-address="Sheet1.L6:Sheet1.L6" chart:class="chart:line">
            <chart:data-point chart:repeated="6"/>
          </chart:series>
          <chart:series chart:style-name="ch12" chart:values-cell-range-address="Sheet1.E24:Sheet1.E29" chart:label-cell-address="Sheet1.L7:Sheet1.L7" chart:class="chart:line">
            <chart:data-point chart:repeated="6"/>
          </chart:series>
          <chart:series chart:style-name="ch13" chart:values-cell-range-address="Sheet1.E32:Sheet1.E36" chart:label-cell-address="Sheet1.L8:Sheet1.L8" chart:class="chart:line">
            <chart:data-point chart:repeated="5"/>
          </chart:series>
          <chart:series chart:style-name="ch14" chart:values-cell-range-address="Sheet1.E38:Sheet1.E43" chart:label-cell-address="Sheet1.L9:Sheet1.L9" chart:class="chart:line">
            <chart:data-point chart:repeated="6"/>
          </chart:series>
          <chart:series chart:style-name="ch15" chart:values-cell-range-address="Sheet1.E48:Sheet1.E50" chart:label-cell-address="Sheet1.L10:Sheet1.L10" chart:class="chart:line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.0E+03</text:p>
                <draw:g>
                  <svg:desc>Sheet1.L4:Sheet1.L4</svg:desc>
                </draw:g>
              </table:table-cell>
              <table:table-cell office:value-type="string">
                <text:p>10.0E+04</text:p>
                <draw:g>
                  <svg:desc>Sheet1.L5:Sheet1.L5</svg:desc>
                </draw:g>
              </table:table-cell>
              <table:table-cell office:value-type="string">
                <text:p>10.0E+05</text:p>
                <draw:g>
                  <svg:desc>Sheet1.L6:Sheet1.L6</svg:desc>
                </draw:g>
              </table:table-cell>
              <table:table-cell office:value-type="string">
                <text:p>10.0E+06</text:p>
                <draw:g>
                  <svg:desc>Sheet1.L7:Sheet1.L7</svg:desc>
                </draw:g>
              </table:table-cell>
              <table:table-cell office:value-type="string">
                <text:p>10.0E+07</text:p>
                <draw:g>
                  <svg:desc>Sheet1.L8:Sheet1.L8</svg:desc>
                </draw:g>
              </table:table-cell>
              <table:table-cell office:value-type="string">
                <text:p>10.0E+08</text:p>
                <draw:g>
                  <svg:desc>Sheet1.L9:Sheet1.L9</svg:desc>
                </draw:g>
              </table:table-cell>
              <table:table-cell office:value-type="string">
                <text:p>10.0E+09</text:p>
                <draw:g>
                  <svg:desc>Sheet1.L10:Sheet1.L10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B25:Sheet1.B29</svg:desc>
                </draw:g>
              </table:table-cell>
              <table:table-cell office:value-type="float" office:value="19">
                <text:p>19</text:p>
                <draw:g>
                  <svg:desc>Sheet1.E3:Sheet1.E8</svg:desc>
                </draw:g>
              </table:table-cell>
              <table:table-cell office:value-type="float" office:value="187">
                <text:p>187</text:p>
                <draw:g>
                  <svg:desc>Sheet1.E10:Sheet1.E15</svg:desc>
                </draw:g>
              </table:table-cell>
              <table:table-cell office:value-type="float" office:value="1878">
                <text:p>1878</text:p>
                <draw:g>
                  <svg:desc>Sheet1.E17:Sheet1.E22</svg:desc>
                </draw:g>
              </table:table-cell>
              <table:table-cell office:value-type="float" office:value="22900">
                <text:p>22900</text:p>
                <draw:g>
                  <svg:desc>Sheet1.E24:Sheet1.E29</svg:desc>
                </draw:g>
              </table:table-cell>
              <table:table-cell office:value-type="float" office:value="98020">
                <text:p>98020</text:p>
                <draw:g>
                  <svg:desc>Sheet1.E32:Sheet1.E36</svg:desc>
                </draw:g>
              </table:table-cell>
              <table:table-cell office:value-type="float" office:value="1878090">
                <text:p>1878090</text:p>
                <draw:g>
                  <svg:desc>Sheet1.E38:Sheet1.E43</svg:desc>
                </draw:g>
              </table:table-cell>
              <table:table-cell office:value-type="float" office:value="2831292">
                <text:p>2831292</text:p>
                <draw:g>
                  <svg:desc>Sheet1.E48:Sheet1.E50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140">
                <text:p>140</text:p>
              </table:table-cell>
              <table:table-cell office:value-type="float" office:value="1347">
                <text:p>1347</text:p>
              </table:table-cell>
              <table:table-cell office:value-type="float" office:value="13326">
                <text:p>13326</text:p>
              </table:table-cell>
              <table:table-cell office:value-type="float" office:value="48463">
                <text:p>48463</text:p>
              </table:table-cell>
              <table:table-cell office:value-type="float" office:value="942441">
                <text:p>942441</text:p>
              </table:table-cell>
              <table:table-cell office:value-type="float" office:value="1379571">
                <text:p>137957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83">
                <text:p>83</text:p>
              </table:table-cell>
              <table:table-cell office:value-type="float" office:value="683">
                <text:p>683</text:p>
              </table:table-cell>
              <table:table-cell office:value-type="float" office:value="4782">
                <text:p>4782</text:p>
              </table:table-cell>
              <table:table-cell office:value-type="float" office:value="42224">
                <text:p>42224</text:p>
              </table:table-cell>
              <table:table-cell office:value-type="float" office:value="472981">
                <text:p>472981</text:p>
              </table:table-cell>
              <table:table-cell office:value-type="float" office:value="744134">
                <text:p>74413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744">
                <text:p>11744</text:p>
              </table:table-cell>
              <table:table-cell office:value-type="float" office:value="14720">
                <text:p>14720</text:p>
              </table:table-cell>
              <table:table-cell office:value-type="float" office:value="4472">
                <text:p>4472</text:p>
              </table:table-cell>
              <table:table-cell office:value-type="float" office:value="14820">
                <text:p>14820</text:p>
              </table:table-cell>
              <table:table-cell office:value-type="float" office:value="16628">
                <text:p>16628</text:p>
              </table:table-cell>
              <table:table-cell office:value-type="float" office:value="311261">
                <text:p>311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193">
                <text:p>193</text:p>
              </table:table-cell>
              <table:table-cell office:value-type="float" office:value="1687">
                <text:p>1687</text:p>
              </table:table-cell>
              <table:table-cell office:value-type="float" office:value="7958">
                <text:p>7958</text:p>
              </table:table-cell>
              <table:table-cell office:value-type="float" office:value="182413">
                <text:p>182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102">
                <text:p>102</text:p>
              </table:table-cell>
              <table:table-cell office:value-type="float" office:value="851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99602">
                <text:p>9960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